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43f23" officeooo:paragraph-rsid="00143f23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43f23" officeooo:paragraph-rsid="00143f23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JUSTICE2</text:p>
      <text:p text:style-name="P1"/>
      <text:p text:style-name="P2">By:</text:p>
      <text:p text:style-name="P2">Cameron justice</text:p>
      <text:p text:style-name="P2"/>
      <text:p text:style-name="P2"/>
      <text:p text:style-name="P2">Submitted To:</text:p>
      <text:p text:style-name="P2">Laxman Nathawat</text:p>
      <text:p text:style-name="P2">CITC 1310 PC9</text:p>
      <text:p text:style-name="P2"/>
      <text:p text:style-name="P2"/>
      <text:p text:style-name="P2">Date of Submission:</text:p>
      <text:p text:style-name="P2">09/20/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54:40.233067561</meta:creation-date>
    <meta:print-date>2016-09-20T15:57:26.307982315</meta:print-date>
    <dc:date>2016-09-20T16:10:55.387539528</dc:date>
    <meta:editing-duration>PT1M5S</meta:editing-duration>
    <meta:editing-cycles>1</meta:editing-cycles>
    <meta:document-statistic meta:table-count="0" meta:image-count="0" meta:object-count="0" meta:page-count="1" meta:paragraph-count="8" meta:word-count="15" meta:character-count="96" meta:non-whitespace-character-count="89"/>
    <meta:generator>LibreOffice/5.0.6.2$Linux_X86_64 LibreOffice_project/00m0$Build-2</meta:generator>
  </office:meta>
</office:document-meta>
</file>